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游明朝" svg:font-family="游明朝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1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96cm" fo:padding-top="0cm" fo:padding-bottom="0cm" fo:padding-left="0cm" fo:padding-right="0cm"/>
    </style:style>
    <style:style style:name="gr4" style:family="graphic" style:parent-style-name="standard">
      <style:graphic-properties draw:stroke="dash" draw:stroke-dash="stroke-dash16" svg:stroke-width="0.002cm" svg:stroke-color="#000000" draw:stroke-linejoin="miter" svg:stroke-linecap="butt" draw:fill="none" fo:padding-top="0.001cm" fo:padding-bottom="0.001cm" fo:padding-left="0.001cm" fo:padding-right="0.0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3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47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58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70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3cm" fo:min-width="1.2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1.082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5cm" svg:stroke-color="#9400d4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3cm" fo:min-width="1.677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009e73" draw:stroke-linejoin="miter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57b5e8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1.67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5cm" svg:stroke-color="#e69e00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4" style:family="paragraph">
      <style:paragraph-properties fo:text-align="start" style:writing-mode="lr-tb"/>
      <style:text-properties style:font-name="游ゴシック" style:font-name-asian="游ゴシック"/>
    </style:style>
    <style:style style:name="P5" style:family="paragraph">
      <loext:graphic-properties draw:fill="none"/>
      <style:paragraph-properties fo:text-align="start" style:writing-mode="lr-tb"/>
      <style:text-properties style:font-name="游ゴシック" fo:font-size="7pt" style:font-name-asian="游ゴシック" style:font-size-asian="7pt" style:font-size-complex="7pt"/>
    </style:style>
    <style:style style:name="P6" style:family="paragraph">
      <style:paragraph-properties fo:text-align="start" style:writing-mode="lr-tb"/>
      <style:text-properties style:font-name="游ゴシック"/>
    </style:style>
    <style:style style:name="P7" style:family="paragraph">
      <loext:graphic-properties draw:fill="none"/>
      <style:paragraph-properties fo:text-align="start" style:writing-mode="lr-tb"/>
      <style:text-properties style:font-name="游ゴシック" fo:font-size="7pt" style:font-size-asian="7pt" style:font-size-complex="7pt"/>
    </style:style>
    <style:style style:name="T1" style:family="text">
      <style:text-properties fo:color="#000000" style:font-name="Nimbus Sans L" fo:font-size="7pt" style:font-size-asian="7pt" style:font-name-complex="Nimbus Sans L" style:font-size-complex="7pt"/>
    </style:style>
    <style:style style:name="T2" style:family="text">
      <style:text-properties fo:color="#000000" style:font-name="游ゴシック" fo:font-size="7pt" style:font-name-asian="游ゴシック" style:font-size-asian="7pt" style:font-name-complex="Nimbus Sans L" style:font-size-complex="7pt"/>
    </style:style>
    <style:style style:name="T3" style:family="text">
      <style:text-properties fo:color="#000000" style:font-name="Times New Roman" fo:font-size="7pt" style:font-size-asian="7pt" style:font-name-complex="Nimbus Sans L" style:font-size-complex="7pt"/>
    </style:style>
    <style:style style:name="T4" style:family="text">
      <style:text-properties fo:color="#000000" fo:font-size="7pt" style:font-size-asian="7pt" style:font-name-complex="Nimbus Sans L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9.583cm" svg:height="0cm" svg:x="1.058cm" svg:y="7.05cm" svg:viewBox="0 0 9584 0" svg:d="M0 0h96M9584 0h-96">
          <text:p/>
        </draw:path>
        <draw:path draw:style-name="gr1" draw:text-style-name="P1" draw:layer="layout" svg:width="9.583cm" svg:height="0cm" svg:x="1.058cm" svg:y="5.695cm" svg:viewBox="0 0 9584 0" svg:d="M0 0h96M9584 0h-96">
          <text:p/>
        </draw:path>
        <draw:frame draw:style-name="gr2" draw:text-style-name="P3" draw:layer="layout" svg:width="0.214cm" svg:height="0.272cm" svg:x="0.81cm" svg:y="6.928cm">
          <draw:text-box>
            <text:p text:style-name="P2"><text:span text:style-name="T1">0</text:span></text:p>
          </draw:text-box>
        </draw:frame>
        <draw:path draw:style-name="gr1" draw:text-style-name="P1" draw:layer="layout" svg:width="9.583cm" svg:height="0cm" svg:x="1.058cm" svg:y="4.342cm" svg:viewBox="0 0 9584 0" svg:d="M0 0h96M9584 0h-96">
          <text:p/>
        </draw:path>
        <draw:frame draw:style-name="gr3" draw:text-style-name="P3" draw:layer="layout" svg:width="0.341cm" svg:height="0.272cm" svg:x="0.631cm" svg:y="5.574cm">
          <draw:text-box>
            <text:p text:style-name="P2"><text:span text:style-name="T1">0.2</text:span></text:p>
          </draw:text-box>
        </draw:frame>
        <draw:path draw:style-name="gr1" draw:text-style-name="P1" draw:layer="layout" svg:width="9.583cm" svg:height="0cm" svg:x="1.058cm" svg:y="2.987cm" svg:viewBox="0 0 9584 0" svg:d="M0 0h96M9584 0h-96">
          <text:p/>
        </draw:path>
        <draw:frame draw:style-name="gr3" draw:text-style-name="P3" draw:layer="layout" svg:width="0.341cm" svg:height="0.272cm" svg:x="0.631cm" svg:y="4.22cm">
          <draw:text-box>
            <text:p text:style-name="P2"><text:span text:style-name="T1">0.4</text:span></text:p>
          </draw:text-box>
        </draw:frame>
        <draw:path draw:style-name="gr1" draw:text-style-name="P1" draw:layer="layout" svg:width="9.583cm" svg:height="0cm" svg:x="1.058cm" svg:y="1.634cm" svg:viewBox="0 0 9584 0" svg:d="M0 0h96M9584 0h-96">
          <text:p/>
        </draw:path>
        <draw:frame draw:style-name="gr3" draw:text-style-name="P3" draw:layer="layout" svg:width="0.341cm" svg:height="0.272cm" svg:x="0.631cm" svg:y="2.865cm">
          <draw:text-box>
            <text:p text:style-name="P2"><text:span text:style-name="T1">0.6</text:span></text:p>
          </draw:text-box>
        </draw:frame>
        <draw:path draw:style-name="gr1" draw:text-style-name="P1" draw:layer="layout" svg:width="9.583cm" svg:height="0cm" svg:x="1.058cm" svg:y="0.279cm" svg:viewBox="0 0 9584 0" svg:d="M0 0h96M9584 0h-96">
          <text:p/>
        </draw:path>
        <draw:frame draw:style-name="gr3" draw:text-style-name="P3" draw:layer="layout" svg:width="0.341cm" svg:height="0.272cm" svg:x="0.631cm" svg:y="1.512cm">
          <draw:text-box>
            <text:p text:style-name="P2"><text:span text:style-name="T1">0.8</text:span></text:p>
          </draw:text-box>
        </draw:frame>
        <draw:line draw:style-name="gr4" draw:text-style-name="P1" draw:layer="layout" svg:x1="1.058cm" svg:y1="7.05cm" svg:x2="1.058cm" svg:y2="0.279cm">
          <text:p/>
        </draw:line>
        <draw:path draw:style-name="gr1" draw:text-style-name="P1" draw:layer="layout" svg:width="0cm" svg:height="6.77cm" svg:x="1.058cm" svg:y="0.279cm" svg:viewBox="0 0 0 6771" svg:d="M0 6771v-97M0 0v96">
          <text:p/>
        </draw:path>
        <draw:frame draw:style-name="gr2" draw:text-style-name="P3" draw:layer="layout" svg:width="0.214cm" svg:height="0.272cm" svg:x="0.81cm" svg:y="0.157cm">
          <draw:text-box>
            <text:p text:style-name="P2"><text:span text:style-name="T1">1</text:span></text:p>
          </draw:text-box>
        </draw:frame>
        <draw:line draw:style-name="gr4" draw:text-style-name="P1" draw:layer="layout" svg:x1="2.018cm" svg:y1="7.05cm" svg:x2="2.018cm" svg:y2="0.279cm">
          <text:p/>
        </draw:line>
        <draw:path draw:style-name="gr1" draw:text-style-name="P1" draw:layer="layout" svg:width="0cm" svg:height="6.77cm" svg:x="2.018cm" svg:y="0.279cm" svg:viewBox="0 0 0 6771" svg:d="M0 6771v-47M0 0v47">
          <text:p/>
        </draw:path>
        <draw:line draw:style-name="gr4" draw:text-style-name="P1" draw:layer="layout" svg:x1="2.582cm" svg:y1="7.05cm" svg:x2="2.582cm" svg:y2="0.279cm">
          <text:p/>
        </draw:line>
        <draw:path draw:style-name="gr1" draw:text-style-name="P1" draw:layer="layout" svg:width="0cm" svg:height="6.77cm" svg:x="2.582cm" svg:y="0.279cm" svg:viewBox="0 0 0 6771" svg:d="M0 6771v-47M0 0v47">
          <text:p/>
        </draw:path>
        <draw:line draw:style-name="gr4" draw:text-style-name="P1" draw:layer="layout" svg:x1="2.98cm" svg:y1="7.05cm" svg:x2="2.98cm" svg:y2="0.279cm">
          <text:p/>
        </draw:line>
        <draw:path draw:style-name="gr1" draw:text-style-name="P1" draw:layer="layout" svg:width="0cm" svg:height="6.77cm" svg:x="2.98cm" svg:y="0.279cm" svg:viewBox="0 0 0 6771" svg:d="M0 6771v-47M0 0v47">
          <text:p/>
        </draw:path>
        <draw:line draw:style-name="gr4" draw:text-style-name="P1" draw:layer="layout" svg:x1="3.291cm" svg:y1="7.05cm" svg:x2="3.291cm" svg:y2="0.279cm">
          <text:p/>
        </draw:line>
        <draw:path draw:style-name="gr1" draw:text-style-name="P1" draw:layer="layout" svg:width="0cm" svg:height="6.77cm" svg:x="3.291cm" svg:y="0.279cm" svg:viewBox="0 0 0 6771" svg:d="M0 6771v-47M0 0v47">
          <text:p/>
        </draw:path>
        <draw:line draw:style-name="gr4" draw:text-style-name="P1" draw:layer="layout" svg:x1="3.543cm" svg:y1="7.05cm" svg:x2="3.543cm" svg:y2="0.279cm">
          <text:p/>
        </draw:line>
        <draw:path draw:style-name="gr1" draw:text-style-name="P1" draw:layer="layout" svg:width="0cm" svg:height="6.77cm" svg:x="3.543cm" svg:y="0.279cm" svg:viewBox="0 0 0 6771" svg:d="M0 6771v-47M0 0v47">
          <text:p/>
        </draw:path>
        <draw:line draw:style-name="gr4" draw:text-style-name="P1" draw:layer="layout" svg:x1="3.758cm" svg:y1="7.05cm" svg:x2="3.758cm" svg:y2="0.279cm">
          <text:p/>
        </draw:line>
        <draw:path draw:style-name="gr1" draw:text-style-name="P1" draw:layer="layout" svg:width="0cm" svg:height="6.77cm" svg:x="3.758cm" svg:y="0.279cm" svg:viewBox="0 0 0 6771" svg:d="M0 6771v-47M0 0v47">
          <text:p/>
        </draw:path>
        <draw:line draw:style-name="gr4" draw:text-style-name="P1" draw:layer="layout" svg:x1="3.942cm" svg:y1="7.05cm" svg:x2="3.942cm" svg:y2="0.279cm">
          <text:p/>
        </draw:line>
        <draw:path draw:style-name="gr1" draw:text-style-name="P1" draw:layer="layout" svg:width="0cm" svg:height="6.77cm" svg:x="3.942cm" svg:y="0.279cm" svg:viewBox="0 0 0 6771" svg:d="M0 6771v-47M0 0v47">
          <text:p/>
        </draw:path>
        <draw:line draw:style-name="gr4" draw:text-style-name="P1" draw:layer="layout" svg:x1="4.107cm" svg:y1="7.05cm" svg:x2="4.107cm" svg:y2="0.279cm">
          <text:p/>
        </draw:line>
        <draw:path draw:style-name="gr1" draw:text-style-name="P1" draw:layer="layout" svg:width="0cm" svg:height="6.77cm" svg:x="4.107cm" svg:y="0.279cm" svg:viewBox="0 0 0 6771" svg:d="M0 6771v-47M0 0v47">
          <text:p/>
        </draw:path>
        <draw:line draw:style-name="gr4" draw:text-style-name="P1" draw:layer="layout" svg:x1="4.252cm" svg:y1="7.05cm" svg:x2="4.252cm" svg:y2="0.279cm">
          <text:p/>
        </draw:line>
        <draw:path draw:style-name="gr1" draw:text-style-name="P1" draw:layer="layout" svg:width="0cm" svg:height="6.77cm" svg:x="4.252cm" svg:y="0.279cm" svg:viewBox="0 0 0 6771" svg:d="M0 6771v-97M0 0v96">
          <text:p/>
        </draw:path>
        <draw:frame draw:style-name="gr5" draw:text-style-name="P3" draw:layer="layout" svg:width="0.408cm" svg:height="0.272cm" svg:x="0.908cm" svg:y="7.143cm">
          <draw:text-box>
            <text:p text:style-name="P2"><text:span text:style-name="T1">100</text:span></text:p>
          </draw:text-box>
        </draw:frame>
        <draw:line draw:style-name="gr4" draw:text-style-name="P1" draw:layer="layout" svg:x1="5.214cm" svg:y1="7.05cm" svg:x2="5.214cm" svg:y2="0.279cm">
          <text:p/>
        </draw:line>
        <draw:path draw:style-name="gr1" draw:text-style-name="P1" draw:layer="layout" svg:width="0cm" svg:height="6.77cm" svg:x="5.214cm" svg:y="0.279cm" svg:viewBox="0 0 0 6771" svg:d="M0 6771v-47M0 0v47">
          <text:p/>
        </draw:path>
        <draw:line draw:style-name="gr4" draw:text-style-name="P1" draw:layer="layout" svg:x1="5.777cm" svg:y1="7.05cm" svg:x2="5.777cm" svg:y2="0.279cm">
          <text:p/>
        </draw:line>
        <draw:path draw:style-name="gr1" draw:text-style-name="P1" draw:layer="layout" svg:width="0cm" svg:height="6.77cm" svg:x="5.777cm" svg:y="0.279cm" svg:viewBox="0 0 0 6771" svg:d="M0 6771v-47M0 0v47">
          <text:p/>
        </draw:path>
        <draw:line draw:style-name="gr4" draw:text-style-name="P1" draw:layer="layout" svg:x1="6.175cm" svg:y1="7.05cm" svg:x2="6.175cm" svg:y2="0.279cm">
          <text:p/>
        </draw:line>
        <draw:path draw:style-name="gr1" draw:text-style-name="P1" draw:layer="layout" svg:width="0cm" svg:height="6.77cm" svg:x="6.175cm" svg:y="0.279cm" svg:viewBox="0 0 0 6771" svg:d="M0 6771v-47M0 0v47">
          <text:p/>
        </draw:path>
        <draw:line draw:style-name="gr4" draw:text-style-name="P1" draw:layer="layout" svg:x1="6.485cm" svg:y1="7.05cm" svg:x2="6.485cm" svg:y2="0.279cm">
          <text:p/>
        </draw:line>
        <draw:path draw:style-name="gr1" draw:text-style-name="P1" draw:layer="layout" svg:width="0cm" svg:height="6.77cm" svg:x="6.485cm" svg:y="0.279cm" svg:viewBox="0 0 0 6771" svg:d="M0 6771v-47M0 0v47">
          <text:p/>
        </draw:path>
        <draw:line draw:style-name="gr4" draw:text-style-name="P1" draw:layer="layout" svg:x1="6.738cm" svg:y1="7.05cm" svg:x2="6.738cm" svg:y2="0.279cm">
          <text:p/>
        </draw:line>
        <draw:path draw:style-name="gr1" draw:text-style-name="P1" draw:layer="layout" svg:width="0cm" svg:height="6.77cm" svg:x="6.738cm" svg:y="0.279cm" svg:viewBox="0 0 0 6771" svg:d="M0 6771v-47M0 0v47">
          <text:p/>
        </draw:path>
        <draw:line draw:style-name="gr4" draw:text-style-name="P1" draw:layer="layout" svg:x1="6.952cm" svg:y1="7.05cm" svg:x2="6.952cm" svg:y2="0.279cm">
          <text:p/>
        </draw:line>
        <draw:path draw:style-name="gr1" draw:text-style-name="P1" draw:layer="layout" svg:width="0cm" svg:height="6.77cm" svg:x="6.952cm" svg:y="0.279cm" svg:viewBox="0 0 0 6771" svg:d="M0 6771v-47M0 0v47">
          <text:p/>
        </draw:path>
        <draw:line draw:style-name="gr4" draw:text-style-name="P1" draw:layer="layout" svg:x1="7.138cm" svg:y1="7.05cm" svg:x2="7.138cm" svg:y2="0.279cm">
          <text:p/>
        </draw:line>
        <draw:path draw:style-name="gr1" draw:text-style-name="P1" draw:layer="layout" svg:width="0cm" svg:height="6.77cm" svg:x="7.138cm" svg:y="0.279cm" svg:viewBox="0 0 0 6771" svg:d="M0 6771v-47M0 0v47">
          <text:p/>
        </draw:path>
        <draw:line draw:style-name="gr4" draw:text-style-name="P1" draw:layer="layout" svg:x1="7.301cm" svg:y1="7.05cm" svg:x2="7.301cm" svg:y2="0.279cm">
          <text:p/>
        </draw:line>
        <draw:path draw:style-name="gr1" draw:text-style-name="P1" draw:layer="layout" svg:width="0cm" svg:height="6.77cm" svg:x="7.301cm" svg:y="0.279cm" svg:viewBox="0 0 0 6771" svg:d="M0 6771v-47M0 0v47">
          <text:p/>
        </draw:path>
        <draw:line draw:style-name="gr4" draw:text-style-name="P1" draw:layer="layout" svg:x1="7.447cm" svg:y1="7.05cm" svg:x2="7.447cm" svg:y2="0.279cm">
          <text:p/>
        </draw:line>
        <draw:path draw:style-name="gr1" draw:text-style-name="P1" draw:layer="layout" svg:width="0cm" svg:height="6.77cm" svg:x="7.447cm" svg:y="0.279cm" svg:viewBox="0 0 0 6771" svg:d="M0 6771v-97M0 0v96">
          <text:p/>
        </draw:path>
        <draw:frame draw:style-name="gr6" draw:text-style-name="P3" draw:layer="layout" svg:width="0.544cm" svg:height="0.272cm" svg:x="4.044cm" svg:y="7.143cm">
          <draw:text-box>
            <text:p text:style-name="P2"><text:span text:style-name="T1">1000</text:span></text:p>
          </draw:text-box>
        </draw:frame>
        <draw:line draw:style-name="gr4" draw:text-style-name="P1" draw:layer="layout" svg:x1="8.409cm" svg:y1="7.05cm" svg:x2="8.409cm" svg:y2="0.279cm">
          <text:p/>
        </draw:line>
        <draw:path draw:style-name="gr1" draw:text-style-name="P1" draw:layer="layout" svg:width="0cm" svg:height="6.77cm" svg:x="8.409cm" svg:y="0.279cm" svg:viewBox="0 0 0 6771" svg:d="M0 6771v-47M0 0v47">
          <text:p/>
        </draw:path>
        <draw:path draw:style-name="gr4" draw:text-style-name="P1" draw:layer="layout" svg:width="0cm" svg:height="6.77cm" svg:x="8.972cm" svg:y="0.279cm" svg:viewBox="0 0 0 6771" svg:d="M0 6771v-5817M0 96v-96">
          <text:p/>
        </draw:path>
        <draw:path draw:style-name="gr1" draw:text-style-name="P1" draw:layer="layout" svg:width="0cm" svg:height="6.77cm" svg:x="8.972cm" svg:y="0.279cm" svg:viewBox="0 0 0 6771" svg:d="M0 6771v-47M0 0v47">
          <text:p/>
        </draw:path>
        <draw:path draw:style-name="gr4" draw:text-style-name="P1" draw:layer="layout" svg:width="0cm" svg:height="6.77cm" svg:x="9.37cm" svg:y="0.279cm" svg:viewBox="0 0 0 6771" svg:d="M0 6771v-5817M0 96v-96">
          <text:p/>
        </draw:path>
        <draw:path draw:style-name="gr1" draw:text-style-name="P1" draw:layer="layout" svg:width="0cm" svg:height="6.77cm" svg:x="9.37cm" svg:y="0.279cm" svg:viewBox="0 0 0 6771" svg:d="M0 6771v-47M0 0v47">
          <text:p/>
        </draw:path>
        <draw:path draw:style-name="gr4" draw:text-style-name="P1" draw:layer="layout" svg:width="0cm" svg:height="6.77cm" svg:x="9.68cm" svg:y="0.279cm" svg:viewBox="0 0 0 6771" svg:d="M0 6771v-5817M0 96v-96">
          <text:p/>
        </draw:path>
        <draw:path draw:style-name="gr1" draw:text-style-name="P1" draw:layer="layout" svg:width="0cm" svg:height="6.77cm" svg:x="9.68cm" svg:y="0.279cm" svg:viewBox="0 0 0 6771" svg:d="M0 6771v-47M0 0v47">
          <text:p/>
        </draw:path>
        <draw:path draw:style-name="gr4" draw:text-style-name="P1" draw:layer="layout" svg:width="0cm" svg:height="6.77cm" svg:x="9.934cm" svg:y="0.279cm" svg:viewBox="0 0 0 6771" svg:d="M0 6771v-5817M0 96v-96">
          <text:p/>
        </draw:path>
        <draw:path draw:style-name="gr1" draw:text-style-name="P1" draw:layer="layout" svg:width="0cm" svg:height="6.77cm" svg:x="9.934cm" svg:y="0.279cm" svg:viewBox="0 0 0 6771" svg:d="M0 6771v-47M0 0v47">
          <text:p/>
        </draw:path>
        <draw:path draw:style-name="gr4" draw:text-style-name="P1" draw:layer="layout" svg:width="0cm" svg:height="6.77cm" svg:x="10.147cm" svg:y="0.279cm" svg:viewBox="0 0 0 6771" svg:d="M0 6771v-5817M0 96v-96">
          <text:p/>
        </draw:path>
        <draw:path draw:style-name="gr1" draw:text-style-name="P1" draw:layer="layout" svg:width="0cm" svg:height="6.77cm" svg:x="10.147cm" svg:y="0.279cm" svg:viewBox="0 0 0 6771" svg:d="M0 6771v-47M0 0v47">
          <text:p/>
        </draw:path>
        <draw:path draw:style-name="gr4" draw:text-style-name="P1" draw:layer="layout" svg:width="0cm" svg:height="6.77cm" svg:x="10.333cm" svg:y="0.279cm" svg:viewBox="0 0 0 6771" svg:d="M0 6771v-5817M0 96v-96">
          <text:p/>
        </draw:path>
        <draw:path draw:style-name="gr1" draw:text-style-name="P1" draw:layer="layout" svg:width="0cm" svg:height="6.77cm" svg:x="10.333cm" svg:y="0.279cm" svg:viewBox="0 0 0 6771" svg:d="M0 6771v-47M0 0v47">
          <text:p/>
        </draw:path>
        <draw:path draw:style-name="gr4" draw:text-style-name="P1" draw:layer="layout" svg:width="0cm" svg:height="6.77cm" svg:x="10.497cm" svg:y="0.279cm" svg:viewBox="0 0 0 6771" svg:d="M0 6771v-5817M0 96v-96">
          <text:p/>
        </draw:path>
        <draw:path draw:style-name="gr1" draw:text-style-name="P1" draw:layer="layout" svg:width="0cm" svg:height="6.77cm" svg:x="10.497cm" svg:y="0.279cm" svg:viewBox="0 0 0 6771" svg:d="M0 6771v-47M0 0v47">
          <text:p/>
        </draw:path>
        <draw:line draw:style-name="gr4" draw:text-style-name="P1" draw:layer="layout" svg:x1="10.642cm" svg:y1="7.05cm" svg:x2="10.642cm" svg:y2="0.279cm">
          <text:p/>
        </draw:line>
        <draw:path draw:style-name="gr1" draw:text-style-name="P1" draw:layer="layout" svg:width="0cm" svg:height="6.77cm" svg:x="10.642cm" svg:y="0.279cm" svg:viewBox="0 0 0 6771" svg:d="M0 6771v-97M0 0v96">
          <text:p/>
        </draw:path>
        <draw:frame draw:style-name="gr7" draw:text-style-name="P3" draw:layer="layout" svg:width="0.679cm" svg:height="0.272cm" svg:x="7.18cm" svg:y="7.143cm">
          <draw:text-box>
            <text:p text:style-name="P2"><text:span text:style-name="T1">10000</text:span></text:p>
          </draw:text-box>
        </draw:frame>
        <draw:polygon draw:style-name="gr8" draw:text-style-name="P1" draw:layer="layout" svg:width="9.584cm" svg:height="6.77cm" svg:x="1.058cm" svg:y="0.279cm" svg:viewBox="0 0 9585 6771" draw:points="0,0 9585,0 9585,6771 0,6771">
          <text:p/>
        </draw:polygon>
        <draw:frame draw:style-name="gr9" draw:text-style-name="P3" draw:layer="layout" svg:width="0.815cm" svg:height="0.272cm" svg:x="10.315cm" svg:y="7.143cm">
          <draw:text-box>
            <text:p text:style-name="P2"><text:span text:style-name="T1">100000</text:span></text:p>
          </draw:text-box>
        </draw:frame>
        <draw:frame draw:style-name="gr10" draw:text-style-name="P3" draw:layer="layout" svg:width="1.391cm" svg:height="0.268cm" draw:transform="rotate (1.5707963267949) translate (0.056cm 4.821cm)">
          <draw:text-box>
            <text:p text:style-name="P2"><text:span text:style-name="T2">電流値</text:span><text:span text:style-name="T1"> </text:span><text:span text:style-name="T3">[mA]</text:span></text:p>
          </draw:text-box>
        </draw:frame>
        <draw:frame draw:style-name="gr11" draw:text-style-name="P3" draw:layer="layout" svg:width="1.247cm" svg:height="0.272cm" svg:x="5.123cm" svg:y="7.464cm">
          <draw:text-box>
            <text:p text:style-name="P2"><text:span text:style-name="T2">周波数</text:span><text:span text:style-name="T2"> </text:span><text:span text:style-name="T1">[Hz]</text:span></text:p>
          </draw:text-box>
        </draw:frame>
        <draw:path draw:style-name="gr12" draw:text-style-name="P1" draw:layer="layout" svg:width="7.351cm" svg:height="6.254cm" svg:x="3.291cm" svg:y="0.482cm" svg:viewBox="0 0 7352 6255" svg:d="M6484 0h611M0 5512l253-197 400-455 310-488 961-2105 563-1542 213-400 185-163 164 34 147 299 252 487 400 1198 309 861 962 1746 563 615 398 297 310 176 254 122 399 158 309 100">
          <text:p/>
        </draw:path>
        <draw:frame draw:style-name="gr13" draw:text-style-name="P5" draw:layer="layout" svg:width="1.932cm" svg:height="0.268cm" svg:x="7.568cm" svg:y="0.358cm">
          <draw:text-box>
            <text:p text:style-name="P4"><text:span text:style-name="T2">実験</text:span><text:span text:style-name="T2">1(1)</text:span><text:span text:style-name="T2">実験結果</text:span></text:p>
          </draw:text-box>
        </draw:frame>
        <draw:path draw:style-name="gr14" draw:text-style-name="P1" draw:layer="layout" svg:width="7.351cm" svg:height="6.13cm" svg:x="3.291cm" svg:y="0.601cm" svg:viewBox="0 0 7352 6131" svg:d="M6484 96h611M0 5448l253-204 400-407 310-412 961-2084 563-1727 213-468 185-146 164 115 147 272 252 709 400 1245 309 830 962 1666 563 543 398 268 310 161 254 108 399 134 309 80">
          <text:p/>
        </draw:path>
        <draw:frame draw:style-name="gr13" draw:text-style-name="P5" draw:layer="layout" svg:width="1.932cm" svg:height="0.268cm" svg:x="7.568cm" svg:y="0.575cm">
          <draw:text-box>
            <text:p text:style-name="P4"><text:span text:style-name="T2">実験</text:span><text:span text:style-name="T2">1(1)</text:span><text:span text:style-name="T2">計算結果</text:span></text:p>
          </draw:text-box>
        </draw:frame>
        <draw:path draw:style-name="gr15" draw:text-style-name="P1" draw:layer="layout" svg:width="7.351cm" svg:height="6.054cm" svg:x="3.291cm" svg:y="0.911cm" svg:viewBox="0 0 7352 6055" svg:d="M6484 0h611M0 5083l253-150 400-359 310-374 961-922 563-344 213-98 185-7 164 10 147 17 252 109 400 244 309 307 962 995 563 512 398 247 310 785 254-493 399 160 309 110">
          <text:p/>
        </draw:path>
        <draw:frame draw:style-name="gr16" draw:text-style-name="P7" draw:layer="layout" svg:width="1.932cm" svg:height="0.268cm" svg:x="7.568cm" svg:y="0.802cm">
          <draw:text-box>
            <text:p text:style-name="P6"><text:span text:style-name="T4">実験</text:span><text:span text:style-name="T4">1(2)</text:span><text:span text:style-name="T4">実験結果</text:span></text:p>
          </draw:text-box>
        </draw:frame>
        <draw:path draw:style-name="gr17" draw:text-style-name="P1" draw:layer="layout" svg:width="7.351cm" svg:height="5.606cm" svg:x="3.291cm" svg:y="1.126cm" svg:viewBox="0 0 7352 5607" svg:d="M6484 0h611M0 4955l253-181 400-336 310-303 961-1017 563-404 213-72 185-20 164 16 147 40 252 124 400 316 309 312 962 1008 563 455 398 247 310 153 254 105 399 130 309 79">
          <text:p/>
        </draw:path>
        <draw:polygon draw:style-name="gr8" draw:text-style-name="P1" draw:layer="layout" svg:width="9.584cm" svg:height="6.77cm" svg:x="1.058cm" svg:y="0.279cm" svg:viewBox="0 0 9585 6771" draw:points="0,0 9585,0 9585,6771 0,6771">
          <text:p/>
        </draw:polygon>
        <draw:frame draw:style-name="gr13" draw:text-style-name="P5" draw:layer="layout" svg:width="1.932cm" svg:height="0.268cm" svg:x="7.568cm" svg:y="1.003cm">
          <draw:text-box>
            <text:p text:style-name="P4"><text:span text:style-name="T2">実験</text:span><text:span text:style-name="T2">1(2)</text:span><text:span text:style-name="T2">計算結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游明朝" svg:font-family="游明朝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stroke-dash16" draw:style="rect" draw:dots1="1" draw:dots1-length="0.017cm" draw:distance="0.035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cm" fo:margin-right="0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8T12:32:47.485000000</dc:date>
    <meta:editing-duration>PT17M41S</meta:editing-duration>
    <meta:editing-cycles>1</meta:editing-cycles>
    <meta:document-statistic meta:object-count="84"/>
    <meta:generator>LibreOffice/5.3.3.2$Windows_x86 LibreOffice_project/3d9a8b4b4e538a85e0782bd6c2d430bafe583448</meta:generator>
  </office:meta>
</office:document-meta>
</file>